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931cm"/>
      <style:paragraph-properties style:writing-mode="lr-tb"/>
    </style:style>
    <style:style style:name="gr2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12.431cm" fo:min-width="15.858cm" fo:padding-top="0.201cm" fo:padding-bottom="0.201cm" fo:padding-left="0.326cm" fo:padding-right="0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1" draw:layer="layout" svg:width="8.431cm" svg:height="0.962cm" svg:x="9.369cm" svg:y="18.845cm">
          <draw:text-box>
            <text:p>Ttouchscreen Button Layout</text:p>
          </draw:text-box>
        </draw:frame>
        <draw:custom-shape draw:style-name="gr2" draw:text-style-name="P2" draw:layer="layout" svg:width="16.51cm" svg:height="12.833cm" svg:x="5.92cm" svg:y="3.407cm">
          <text:p/>
          <draw:enhanced-geometry svg:viewBox="0 0 21600 21600" draw:type="rectangle" draw:enhanced-path="M 0 0 L 21600 0 21600 21600 0 21600 0 0 Z N"/>
        </draw:custom-shape>
        <draw:custom-shape draw:name="Left" draw:style-name="gr3" draw:text-style-name="P3" draw:layer="layout" svg:width="3.81cm" svg:height="2.54cm" svg:x="6.08cm" svg:y="8.62cm">
          <svg:title>Left</svg:title>
          <text:p text:style-name="P3">Lef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2.54cm" svg:x="12.523cm" svg:y="3.4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2.43cm" svg:y="13.7cm">
          <text:p text:style-name="P3">Dow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8.622cm" svg:y="8.62cm">
          <text:p text:style-name="P3">Righ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2.54cm" svg:x="19.809cm" svg:y="13.58cm">
          <text:p text:style-name="P3">Menu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2.54cm" svg:x="19.768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2.54cm" svg:x="6.04cm" svg:y="3.562cm">
          <text:p text:style-name="P3">sto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2.54cm" svg:x="5.96cm" svg:y="13.58cm">
          <text:p text:style-name="P3">Menu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311cm" svg:height="0.962cm" svg:x="14.335cm" svg:y="4.389cm">
          <draw:text-box>
            <text:p>Up</text:p>
          </draw:text-box>
        </draw:frame>
        <draw:frame draw:style-name="gr8" draw:text-style-name="P1" draw:layer="layout" svg:width="1.806cm" svg:height="0.962cm" svg:x="20.528cm" svg:y="4.341cm">
          <draw:text-box>
            <text:p>Stop</text:p>
          </draw:text-box>
        </draw:frame>
        <draw:frame draw:style-name="gr9" draw:text-style-name="P1" draw:layer="layout" svg:width="0.853cm" svg:height="0.962cm" svg:x="3.54cm" svg:y="15.837cm">
          <draw:text-box>
            <text:p>0</text:p>
          </draw:text-box>
        </draw:frame>
        <draw:frame draw:style-name="gr10" draw:text-style-name="P1" draw:layer="layout" svg:width="1.907cm" svg:height="0.962cm" svg:x="3.54cm" svg:y="3.173cm">
          <draw:text-box>
            <text:p>4095</text:p>
          </draw:text-box>
        </draw:frame>
        <draw:frame draw:style-name="gr9" draw:text-style-name="P1" draw:layer="layout" svg:width="0.853cm" svg:height="0.962cm" svg:x="5.544cm" svg:y="17.183cm">
          <draw:text-box>
            <text:p>0</text:p>
          </draw:text-box>
        </draw:frame>
        <draw:frame draw:style-name="gr10" draw:text-style-name="P1" draw:layer="layout" svg:width="1.907cm" svg:height="0.962cm" svg:x="20.894cm" svg:y="17.136cm">
          <draw:text-box>
            <text:p>4095</text:p>
          </draw:text-box>
        </draw:frame>
        <draw:frame draw:style-name="gr11" draw:text-style-name="P5" draw:layer="layout" svg:width="1.556cm" svg:height="0.962cm" svg:x="3.857cm" svg:y="13.262cm">
          <draw:text-box>
            <text:p>820</text:p>
          </draw:text-box>
        </draw:frame>
        <draw:frame draw:style-name="gr11" draw:text-style-name="P5" draw:layer="layout" svg:width="1.907cm" svg:height="0.962cm" svg:x="3.857cm" svg:y="10.725cm">
          <draw:text-box>
            <text:p>1638</text:p>
          </draw:text-box>
        </draw:frame>
        <draw:frame draw:style-name="gr11" draw:text-style-name="P5" draw:layer="layout" svg:width="1.907cm" svg:height="0.962cm" svg:x="3.857cm" svg:y="5.706cm">
          <draw:text-box>
            <text:p>3275</text:p>
          </draw:text-box>
        </draw:frame>
        <draw:frame draw:style-name="gr12" draw:text-style-name="P5" draw:layer="layout" svg:width="2.224cm" svg:height="0.962cm" svg:x="3.506cm" svg:y="8.259cm">
          <draw:text-box>
            <text:p>2458</text:p>
          </draw:text-box>
        </draw:frame>
        <draw:frame draw:style-name="gr11" draw:text-style-name="P5" draw:layer="layout" svg:width="1.556cm" svg:height="0.962cm" svg:x="8.302cm" svg:y="16.507cm">
          <draw:text-box>
            <text:p>820</text:p>
          </draw:text-box>
        </draw:frame>
        <draw:frame draw:style-name="gr12" draw:text-style-name="P5" draw:layer="layout" svg:width="1.905cm" svg:height="1.673cm" svg:x="19.097cm" svg:y="16.082cm">
          <draw:text-box>
            <text:p>3275</text:p>
          </draw:text-box>
        </draw:frame>
        <draw:frame draw:style-name="gr11" draw:text-style-name="P5" draw:layer="layout" svg:width="1.907cm" svg:height="0.962cm" svg:x="15.287cm" svg:y="16.548cm">
          <draw:text-box>
            <text:p>2458</text:p>
          </draw:text-box>
        </draw:frame>
        <draw:frame draw:style-name="gr11" draw:text-style-name="P5" draw:layer="layout" svg:width="1.907cm" svg:height="0.962cm" svg:x="11.477cm" svg:y="16.557cm">
          <draw:text-box>
            <text:p>1638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26T15:12:44.429000000</dc:date>
    <dc:description/>
    <dc:language>en-US</dc:language>
    <dc:subject/>
    <dc:title/>
    <meta:creation-date>2021-08-24T01:28:05Z</meta:creation-date>
    <meta:initial-creator>Paul Abel</meta:initial-creator>
    <meta:keyword/>
    <meta:generator>LibreOffice/7.2.0.4$Windows_X86_64 LibreOffice_project/9a9c6381e3f7a62afc1329bd359cc48accb6435b</meta:generator>
    <meta:editing-duration>PT19M27S</meta:editing-duration>
    <meta:editing-cycles>5</meta:editing-cycles>
    <meta:document-statistic meta:object-count="24"/>
    <meta:user-defined meta:name="category"/>
    <meta:user-defined meta:name="company"/>
  </office:meta>
</office:document-meta>
</file>